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8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39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2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text-properties fo:text-transform="uppercase" fo:font-size="12pt" style:font-size-asian="12pt" style:font-size-complex="12pt"/>
    </style:style>
    <style:style style:name="P51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font-weight="normal" officeooo:paragraph-rsid="00430614" style:font-size-asian="12pt" style:font-weight-asian="normal" style:font-size-complex="12pt" style:font-weight-complex="normal" loext:shadow="none"/>
    </style:style>
    <style:style style:name="P53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number:date-style style:name="N122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LAN <text:span text:style-name="T21">DE ACTIVIDADES A REALIZAR</text:span></text:p>
      <text:p text:style-name="P52"><text:span text:style-name="T21">PROF Nelson Enrique Bolivar Cova </text:span></text:p>
      <text:p text:style-name="P34"><text:span text:style-name="T20">DEL 01/08/2021 al 30/03/2022 </text:span></text:p>
      <text:p text:style-name="P29"><text:hidden-paragraph text:condition="ooow:[Contratos.DATOS.es_lapso]!=&quot;si&quot;" text:is-hidden="true"/></text:p>
      <text:p text:style-name="P51">dedicación: Exclusiva 40H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48">PARTICIPACIÓN EN LA PROGRAMACIÓN DOCENTE DEL DEPARTAMENTO DE FÍSICA</text:p>
          </table:table-cell>
        </table:table-row>
        <table:table-row>
          <table:table-cell table:style-name="Tabla3.A1" office:value-type="string">
            <text:p text:style-name="P51">investigación</text:p>
          </table:table-cell>
          <table:table-cell table:style-name="Tabla3.A1" office:value-type="string">
            <text:p text:style-name="P48">ASISTENCIA A LOS SEMINARIOS DE LA ESCUELA DE FÍSICA Y PARTICIPACIÓN EN LOS PROYECTOS DE LOS CENTROS DE INVESTIGACIÓN DE LA ESCUELA DE FÍSICA</text:p>
          </table:table-cell>
        </table:table-row>
        <table:table-row>
          <table:table-cell table:style-name="Tabla3.A1" office:value-type="string">
            <text:p text:style-name="P51">extensión</text:p>
          </table:table-cell>
          <table:table-cell table:style-name="Tabla3.A1" office:value-type="string">
            <text:p text:style-name="P48">PARTICIPACION EN LAS ACTIVIDADES DE EXTENSION PROGRAMADAS EN LA ESCUELA DE FISICA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48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0">LUNES  A VIERNES DE 8:00 am  a  12:00 am   y   1:00 pm  a   5:00 pm.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/>
          </table:table-cell>
          <table:table-cell table:style-name="Tabla4.B1" office:value-type="string">
            <text:p text:style-name="P49">JOSÉ ANTONIO LÓPEZ RODRÍGUEZ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9">DIRECTOR</text:p>
          </table:table-cell>
        </table:table-row>
        <table:table-row>
          <table:table-cell table:style-name="Tabla4.A1" office:value-type="string">
            <text:p text:style-name="P48">JALR/barj</text:p>
          </table:table-cell>
          <table:table-cell table:style-name="Tabla4.A1" office:value-type="string">
            <text:p text:style-name="P48"/>
          </table:table-cell>
        </table:table-row>
        <table:table-row>
          <table:table-cell table:style-name="Tabla4.A1" office:value-type="string">
            <text:p text:style-name="P48">CARACAS, <text:span text:style-name="T15"><text:date style:data-style-name="N122" text:date-value="2020-12-07T10:05:00.097698136">diciembre 2020</text:date></text:span></text:p>
          </table:table-cell>
          <table:table-cell table:style-name="Tabla4.A1" office:value-type="string">
            <text:p text:style-name="P48"/>
          </table:table-cell>
        </table:table-row>
      </table:table>
      <text:p text:style-name="P30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1-10-07T20:57:19.929295</dc:date>
    <meta:print-date>2013-11-19T15:12:00</meta:print-date>
    <meta:editing-cycles>133</meta:editing-cycles>
    <meta:editing-duration>P1DT3H48M36S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